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Fireball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 regular Fireball I in direction of w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A</text:p>
          </table:table-cell>
          <table:table-cell office:value-type="string" calcext:value-type="string">
            <text:p>Telepo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leport to w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He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ve yourself 4 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Stu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n the wizard nearest to w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Jin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inx or un-jinx the wizard nearest to w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A</text:p>
          </table:table-cell>
          <table:table-cell office:value-type="string" calcext:value-type="string">
            <text:p>Fireball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 a Fireball II in opposite direction from w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Za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p the spot at wand with lightn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Qua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 map into four chunks at wand, and rearrange th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</text:p>
          </table:table-cell>
          <table:table-cell office:value-type="string" calcext:value-type="string">
            <text:p>Poison Clou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mmon a poison cloud at the w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Van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ish the thing closest to the wa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A</text:p>
          </table:table-cell>
          <table:table-cell office:value-type="string" calcext:value-type="string">
            <text:p>Balance L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zard closest to wand suddenly has exactly 10 H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A</text:p>
          </table:table-cell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mmon a shield at the wa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Ghost Wal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 can temporarily pass through thing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A</text:p>
          </table:table-cell>
          <table:table-cell office:value-type="string" calcext:value-type="string">
            <text:p>Whirlwi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unch a whirl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AA</text:p>
          </table:table-cell>
          <table:table-cell office:value-type="string" calcext:value-type="string">
            <text:p>Magic Sw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mon a magic sword at wand to help f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A</text:p>
          </table:table-cell>
          <table:table-cell office:value-type="string" calcext:value-type="string">
            <text:p>Life Su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al HP from wizard nearest to wa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AA</text:p>
          </table:table-cell>
          <table:table-cell office:value-type="string" calcext:value-type="string">
            <text:p>Swa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ap places with wizard nearest to wa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Bli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rarily blind wizard nearest to wa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Invisibil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ou are temporarily invisi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Pillar of 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mmon stone pillar at wa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AA</text:p>
          </table:table-cell>
          <table:table-cell office:value-type="string" calcext:value-type="string">
            <text:p>Fireball I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 a Fireball III 120 degrees clockwise from wa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A</text:p>
          </table:table-cell>
          <table:table-cell office:value-type="string" calcext:value-type="string">
            <text:p>Ha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 will temporarily move twice as fa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A</text:p>
          </table:table-cell>
          <table:table-cell office:value-type="string" calcext:value-type="string">
            <text:p>Burst of Fla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 12 of Fireball I in all direction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AA</text:p>
          </table:table-cell>
          <table:table-cell office:value-type="string" calcext:value-type="string">
            <text:p>Steer Fireb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ball nearest to wand turns toward wa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AA</text:p>
          </table:table-cell>
          <table:table-cell office:value-type="string" calcext:value-type="string">
            <text:p>Dragon Brea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ath out 6 of Fireball I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AA</text:p>
          </table:table-cell>
          <table:table-cell office:value-type="string" calcext:value-type="string">
            <text:p>Reverse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 regular Fireball I in opposite direction of w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Fireball 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 Fireball X towards mou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Right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 a Fireball I to the 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Left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 a Fireball I to the le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Star Sh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 a burst of three Fireball III towards the m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BA</text:p>
          </table:table-cell>
          <table:table-cell office:value-type="string" calcext:value-type="string">
            <text:p>The Firewo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Shoot one each of the first three Fireball typ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Arcane A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 target player half of your mana as a g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9:32.017357898</meta:creation-date>
    <dc:date>2023-05-18T12:54:50.936500525</dc:date>
    <meta:editing-duration>PT12H38M9S</meta:editing-duration>
    <meta:editing-cycles>10</meta:editing-cycles>
    <meta:generator>LibreOffice/7.3.7.2$Linux_X86_64 LibreOffice_project/30$Build-2</meta:generator>
    <meta:document-statistic meta:table-count="1" meta:cell-count="165" meta:object-count="0"/>
  </office:meta>
</office:document-meta>
</file>